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53cm"/>
    </style:style>
    <style:style style:name="co2" style:family="table-column">
      <style:table-column-properties fo:break-before="auto" style:column-width="2.66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53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8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7cm" fo:break-before="auto" style:use-optimal-row-height="false"/>
    </style:style>
    <style:style style:name="ro3" style:family="table-row">
      <style:table-row-properties style:row-height="1.2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6666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2" style:family="table-cell" style:parent-style-name="Default" style:data-style-name="N2">
      <style:table-cell-properties fo:background-color="#dddddd" fo:border="0.74pt solid #000000"/>
    </style:style>
    <style:style style:name="ce8" style:family="table-cell" style:parent-style-name="Default" style:data-style-name="N1"/>
    <style:style style:name="ce20" style:family="table-cell" style:parent-style-name="Default" style:data-style-name="N1">
      <style:table-cell-properties fo:border-bottom="0.74pt solid #000000" fo:border-left="none" fo:border-right="none" fo:border-top="0.74pt solid #000000"/>
    </style:style>
    <style:style style:name="ce21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29" style:family="table-cell" style:parent-style-name="Default" style:data-style-name="N125">
      <style:table-cell-properties fo:background-color="#dddddd" fo:border="0.74pt solid #000000"/>
    </style:style>
    <style:style style:name="ce18" style:family="table-cell" style:parent-style-name="Default" style:data-style-name="N1">
      <style:table-cell-properties fo:background-color="#dddddd" fo:border="0.74pt solid #000000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4" style:family="table-cell" style:parent-style-name="Default" style:data-style-name="N0"/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ctivité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Activité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n considère que l’ensemble du cycle de vie des Iphone 11 vendus en 2020 a produit 109. 10<text:span text:style-name="T1">9</text:span> kg de CO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fabrication, transport, distribution, utilisation, fin de vi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’impact carbone d’un Iphone 11 seul est estimé à 77 kg de CO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 2012, l’ensemble du cycle de vie de l’Iphone 5 a produit 51. 10<text:span text:style-name="T1">9</text:span> kg de CO2, soit un peu moins de la moitié de la valeur pour l’Iphone 11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ors que son impact carbone unitaire (pour un appareil) était à peu près équivalent (75 kg de CO2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Comment expliquez-vous cela ?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2 – Quel est donc le facteur dominant dans l’augmentation de l’émission des gaz à effet de serre due à la technologie ?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table:number-columns-repeated="1024"/>
        </table:table-row>
      </table:table>
      <table:table table:name="Activité 2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style-name="ce4"/>
          <table:table-cell table:style-name="ce19"/>
          <table:table-cell table:style-name="ce16"/>
          <table:table-cell table:style-name="ce19"/>
          <table:table-cell table:number-columns-repeated="1020"/>
        </table:table-row>
        <table:table-row table:style-name="ro1">
          <table:table-cell table:style-name="ce4" office:value-type="string" calcext:value-type="string">
            <text:p>Activité 2</text:p>
          </table:table-cell>
          <table:table-cell table:style-name="ce19"/>
          <table:table-cell table:style-name="ce16"/>
          <table:table-cell table:style-name="ce19"/>
          <table:table-cell table:number-columns-repeated="1020"/>
        </table:table-row>
        <table:table-row table:style-name="ro1">
          <table:table-cell table:style-name="ce3"/>
          <table:table-cell table:style-name="ce19"/>
          <table:table-cell table:style-name="ce16"/>
          <table:table-cell table:style-name="ce19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3">
            <text:p>Combustible</text:p>
          </table:table-cell>
          <table:table-cell table:style-name="ce19" office:value-type="string" calcext:value-type="string" table:number-columns-spanned="2" table:number-rows-spanned="2">
            <text:p>Pouvoir calorifique (énergie massique)</text:p>
          </table:table-cell>
          <table:covered-table-cell table:style-name="ce16"/>
          <table:table-cell table:style-name="ce19" office:value-type="string" calcext:value-type="string" table:number-columns-spanned="1" table:number-rows-spanned="2">
            <text:p>Masse de CO2 produite lors de la combustion de 1 kg</text:p>
          </table:table-cell>
          <table:table-cell table:number-columns-repeated="1020"/>
        </table:table-row>
        <table:table-row table:style-name="ro2">
          <table:covered-table-cell/>
          <table:covered-table-cell table:number-columns-repeated="3" table:style-name="ce16"/>
          <table:table-cell table:number-columns-repeated="1020"/>
        </table:table-row>
        <table:table-row table:style-name="ro1">
          <table:covered-table-cell/>
          <table:table-cell table:style-name="ce16" office:value-type="string" calcext:value-type="string">
            <text:p>en kWh.kg<text:span text:style-name="T1">-1</text:span></text:p>
          </table:table-cell>
          <table:table-cell table:style-name="ce16" office:value-type="string" calcext:value-type="string">
            <text:p>en MJ.kg<text:span text:style-name="T1">-1</text:span></text:p>
          </table:table-cell>
          <table:table-cell table:style-name="ce7" office:value-type="string" calcext:value-type="string">
            <text:p>en k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oul domestique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.6" calcext:value-type="float">
            <text:p>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z méthane ou propan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.75" calcext:value-type="float">
            <text:p>3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bon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is</text:p>
          </table:table-cell>
          <table:table-cell office:value-type="float" office:value="5.5" calcext:value-type="float">
            <text:p>5.5</text:p>
          </table:table-cell>
          <table:table-cell office:value-type="float" office:value="20" calcext:value-type="float">
            <text:p>20</text:p>
          </table:table-cell>
          <table:table-cell office:value-type="float" office:value="1.95" calcext:value-type="float">
            <text:p>1.9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1 – Calculer la masse de combustible nécessaire pour produire 1 kWh pour chacune de ces 4 sources d’énerg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is les masses de CO2 libérées correspondant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1"/>
          <table:table-cell table:style-name="ce17" office:value-type="string" calcext:value-type="string">
            <text:p>Masse de combustible (kg)</text:p>
          </table:table-cell>
          <table:table-cell table:style-name="ce17" office:value-type="string" calcext:value-type="string">
            <text:p>Masse de CO2 (kg)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Fioul domestique</text:p>
          </table:table-cell>
          <table:table-cell table:style-name="ce22"/>
          <table:table-cell table:style-name="ce29"/>
          <table:table-cell table:number-columns-repeated="1021"/>
        </table:table-row>
        <table:table-row table:style-name="ro1">
          <table:table-cell table:style-name="ce11" office:value-type="string" calcext:value-type="string">
            <text:p>Gaz méthane ou propane</text:p>
          </table:table-cell>
          <table:table-cell table:style-name="ce22"/>
          <table:table-cell table:style-name="ce29"/>
          <table:table-cell table:number-columns-repeated="1021"/>
        </table:table-row>
        <table:table-row table:style-name="ro1">
          <table:table-cell table:style-name="ce11" office:value-type="string" calcext:value-type="string">
            <text:p>Charbon</text:p>
          </table:table-cell>
          <table:table-cell table:style-name="ce22"/>
          <table:table-cell table:style-name="ce29"/>
          <table:table-cell table:number-columns-repeated="1021"/>
        </table:table-row>
        <table:table-row table:style-name="ro1">
          <table:table-cell table:style-name="ce11" office:value-type="string" calcext:value-type="string">
            <text:p>Bois</text:p>
          </table:table-cell>
          <table:table-cell table:style-name="ce2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2 - Eolienne / Fioul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Soit une éolienne domestique de puissance 5 kW (120 kWh par jour) émettant 12,7 g (0,0127 kg) de CO2 par kWh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On estime la consommation moyenne en chauffage d’une maison de 200 m² de 20000 kWh par an, sachant qu’on chauffe 6 mois de l’année.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a- Cette éolienne est-elle suffisante pour alimenter en électricité le réseau de chauffage de la maison ?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b- Quelle quantité (masse) de fioul domestique faudrait-il stocker pour produire la même quantité d’énergie pendant ces 6 mois ?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c- Sachant qu’un litre de fioul à 15 degrés Celsius pèse environ 0,85 kg, combien de litres de fioul devrait-on alors stocker pour l’hiver ?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d- Calculer le bilan carbone annuel du système de chauffage éolien et celui du système de chauffage au fioul équivalent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12" office:value-type="string" calcext:value-type="string">
            <text:p>a-Energie à délivrer par l’éolienne par jour :</text:p>
          </table:table-cell>
          <table:table-cell table:style-name="ce20"/>
          <table:table-cell table:style-name="ce18"/>
          <table:table-cell office:value-type="string" calcext:value-type="string">
            <text:p>kWh</text:p>
          </table:table-cell>
          <table:table-cell table:style-name="ce24" table:formula="of:=IF([.C32]&gt;=120;&quot;non c’est insuffisant&quot;;IF(AND([.C32]&lt;=120;[.C32]&gt;=0);&quot;oui c'est suffisant&quot;;IF([.C32]&lt;=0;&quot;Erreur : l'énergie ne peut pas être négative !&quot;)))" office:value-type="string" office:string-value="oui c'est suffisant" calcext:value-type="string">
            <text:p>oui c'est suffisant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b-Fioul domestique</text:p>
          </table:table-cell>
          <table:table-cell table:style-name="ce8"/>
          <table:table-cell table:style-name="ce18"/>
          <table:table-cell office:value-type="string" calcext:value-type="string">
            <text:p>kg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c-Stockage hiver</text:p>
          </table:table-cell>
          <table:table-cell table:style-name="ce20"/>
          <table:table-cell table:style-name="ce18"/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d-Bilan carbone éolien</text:p>
          </table:table-cell>
          <table:table-cell table:style-name="ce8"/>
          <table:table-cell table:style-name="ce18"/>
          <table:table-cell office:value-type="string" calcext:value-type="string">
            <text:p>kg de CO2 émi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<text:s text:c="3"/>Bilan carbone fioul domestique</text:p>
          </table:table-cell>
          <table:table-cell table:style-name="ce21"/>
          <table:table-cell table:style-name="ce18"/>
          <table:table-cell table:formula="of:=[.D35]" office:value-type="string" office:string-value="kg de CO2 émis" calcext:value-type="string">
            <text:p>kg de CO2 émis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office:value-type="string" calcext:value-type="string">
            <text:p><text:a xlink:href="https://www.surveymonkey.com/r/acteleve1" xlink:type="simple">https://www.surveymonkey.com/r/acteleve1</text:a>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16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7">
      <number:number number:decimal-places="20" number:min-decimal-places="20" number:min-integer-digits="1"/>
    </number:number-style>
    <number:number-style style:name="N116">
      <number:number number:decimal-places="19" number:min-decimal-places="19" number:min-integer-digits="1"/>
    </number:number-style>
    <number:number-style style:name="N115">
      <number:number number:decimal-places="18" number:min-decimal-places="18" number:min-integer-digits="1"/>
    </number:number-style>
    <number:number-style style:name="N114">
      <number:number number:decimal-places="17" number:min-decimal-places="17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.00.0000</text:date>, <text:time style:data-style-name="N2" text:time-value="09:29:28.94627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7T12:43:29.212575720</meta:creation-date>
    <dc:date>2022-05-24T11:11:02.254217318</dc:date>
    <meta:editing-duration>P1DT3H53M6S</meta:editing-duration>
    <meta:editing-cycles>25</meta:editing-cycles>
    <meta:generator>LibreOffice/7.3.3.2$MacOSX_X86_64 LibreOffice_project/d1d0ea68f081ee2800a922cac8f79445e4603348</meta:generator>
    <meta:document-statistic meta:table-count="2" meta:cell-count="58" meta:object-count="0"/>
  </office:meta>
</office:document-meta>
</file>